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enlo, Monaco, 'Lucida Console', 'Liberation Mono', 'DejaVu Sans Mono', 'Bitstream Vera Sans Mono', 'Courier New', monospace, serif"/>
    <style:font-face style:name="monospace" svg:font-family="monospace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80f21" officeooo:paragraph-rsid="00180f2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etting up Vi</text:h>
      <text:p text:style-name="P1">Autoindent: </text:p>
      <text:p text:style-name="P1"><text:tab/>:set autoindent</text:p>
      <text:p text:style-name="P1"><text:tab/>:set cindent</text:p>
      <text:p text:style-name="P1"/>
      <text:p text:style-name="P1">Source: <text:a xlink:type="simple" xlink:href="http://stackoverflow.com/questions/97694/auto-indent-spaces-with-c-in-vim">http://stackoverflow.com/questions/97694/auto-indent-spaces-with-c-in-vim</text:a>.</text:p>
      <text:p text:style-name="P1"/>
      <text:p text:style-name="P1">Spaces as whitespace (ignore tabs):</text:p>
      <text:p text:style-name="P1"><text:tab/>set tabstop=2</text:p>
      <text:p text:style-name="P1"><text:tab/>set shiftwidth=2</text:p>
      <text:p text:style-name="P1"><text:tab/>set expandtab</text:p>
      <text:p text:style-name="P1"/>
      <text:p text:style-name="P1">Source: <text:a xlink:type="simple" xlink:href="https://ayaz.wordpress.com/2007/01/26/vim-spaces-instead-of-tab-characters/">https://ayaz.wordpress.com/2007/01/26/vim-spaces-instead-of-tab-characters/</text:a>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, Menlo, Monaco, 'Lucida Console', 'Liberation Mono', 'DejaVu Sans Mono', 'Bitstream Vera Sans Mono', 'Courier New', monospace, serif"/>
    <style:font-face style:name="monospace" svg:font-family="monospace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non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01T00:44:40.350095000</meta:creation-date>
    <dc:date>2014-01-01T00:47:10.185927000</dc:date>
    <meta:editing-duration>P0D</meta:editing-duration>
    <meta:editing-cycles>1</meta:editing-cycles>
    <meta:document-statistic meta:table-count="0" meta:image-count="0" meta:object-count="0" meta:page-count="1" meta:paragraph-count="10" meta:word-count="23" meta:character-count="300" meta:non-whitespace-character-count="281"/>
    <meta:generator>LibreOffice/4.1.4.2$MacOSX_x86 LibreOffice_project/0a0440ccc0227ad9829de5f46be37cfb6edcf72</meta:generator>
  </office:meta>
</office:document-meta>
</file>